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_20_Dot_20_3" svg:stroke-width="0.106cm" svg:stroke-color="#bebebe" draw:stroke-linejoin="miter" svg:stroke-linecap="round" draw:textarea-horizontal-align="center" draw:textarea-vertical-align="middle" fo:padding-top="0.178cm" fo:padding-bottom="0.178cm" fo:padding-left="0.303cm" fo:padding-right="0.303cm" loext:decorative="false"/>
    </style:style>
    <style:style style:name="gr2" style:family="graphic" style:parent-style-name="standard">
      <style:graphic-properties draw:stroke="none" draw:stroke-dash="Dash_20_Dot_20_3" svg:stroke-width="0cm" svg:stroke-color="#bebebe" draw:stroke-linejoin="none" svg:stroke-linecap="round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draw:stroke="none" draw:stroke-dash="Dash_20_Dot_20_3" svg:stroke-width="0cm" svg:stroke-color="#bebebe" draw:stroke-linejoin="none" svg:stroke-linecap="round" draw:fill="solid" draw:fill-color="#231f20" draw:textarea-horizontal-align="center" draw:textarea-vertical-align="middle" loext:decorative="false"/>
    </style:style>
    <style:style style:name="gr4" style:family="graphic" style:parent-style-name="standard">
      <style:graphic-properties draw:stroke="none" draw:stroke-dash="Dash_20_Dot_20_3" svg:stroke-width="0cm" svg:stroke-color="#bebebe" draw:stroke-linejoin="none" svg:stroke-linecap="round" draw:fill="solid" draw:fill-color="#59c2e8" draw:textarea-horizontal-align="center" draw:textarea-vertical-align="middle" loext:decorative="false"/>
    </style:style>
    <style:style style:name="gr5" style:family="graphic" style:parent-style-name="standard">
      <style:graphic-properties draw:stroke="none" draw:stroke-dash="Dash_20_Dot_20_3" svg:stroke-width="0cm" svg:stroke-color="#bebebe" draw:stroke-linejoin="none" svg:stroke-linecap="round" draw:fill="solid" draw:fill-color="#53a8d3" draw:textarea-horizontal-align="center" draw:textarea-vertical-align="middle" loext:decorative="false"/>
    </style:style>
    <style:style style:name="gr6" style:family="graphic" style:parent-style-name="standard">
      <style:graphic-properties draw:stroke="solid" draw:stroke-dash="Dash_20_Dot_20_3" svg:stroke-width="0.026cm" svg:stroke-color="#231f20" draw:stroke-linejoin="miter" svg:stroke-linecap="butt" draw:fill="none" draw:fill-color="#ffffff" draw:textarea-horizontal-align="center" draw:textarea-vertical-align="middle" fo:padding-top="0.138cm" fo:padding-bottom="0.138cm" fo:padding-left="0.263cm" fo:padding-right="0.263cm" loext:decorative="false"/>
    </style:style>
    <style:style style:name="gr7" style:family="graphic" style:parent-style-name="standard">
      <style:graphic-properties draw:stroke="none" draw:stroke-dash="Dash_20_Dot_20_3" svg:stroke-width="0cm" svg:stroke-color="#231f20" draw:stroke-linejoin="none" svg:stroke-linecap="butt" draw:fill="solid" draw:fill-color="#ffffff" draw:textarea-horizontal-align="center" draw:textarea-vertical-align="middle" loext:decorative="false"/>
    </style:style>
    <style:style style:name="gr8" style:family="graphic" style:parent-style-name="standard">
      <style:graphic-properties draw:stroke="solid" draw:stroke-dash="Dash_20_Dot_20_3" svg:stroke-width="0.053cm" svg:stroke-color="#231f20" draw:stroke-linejoin="miter" svg:stroke-linecap="butt" draw:fill="none" draw:fill-color="#ffffff" draw:textarea-horizontal-align="center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solid" draw:stroke-dash="Dash_20_Dot_20_3" svg:stroke-width="0.053cm" svg:stroke-color="#231f20" draw:stroke-linejoin="miter" svg:stroke-linecap="butt" draw:textarea-horizontal-align="center" draw:textarea-vertical-align="middle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231f20"/>
      <style:paragraph-properties fo:text-align="center"/>
    </style:style>
    <style:style style:name="P4" style:family="paragraph">
      <loext:graphic-properties draw:fill="solid" draw:fill-color="#59c2e8"/>
      <style:paragraph-properties fo:text-align="center"/>
    </style:style>
    <style:style style:name="P5" style:family="paragraph">
      <loext:graphic-properties draw:fill="solid" draw:fill-color="#53a8d3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line draw:style-name="gr1" draw:text-style-name="P1" draw:layer="layout" svg:x1="20.895cm" svg:y1="2.725cm" svg:x2="0.296cm" svg:y2="2.725cm">
          <text:p/>
        </draw:line>
        <draw:line draw:style-name="gr1" draw:text-style-name="P1" draw:layer="layout" svg:x1="20.895cm" svg:y1="6.56cm" svg:x2="0.296cm" svg:y2="6.56cm">
          <text:p/>
        </draw:line>
        <draw:polygon draw:style-name="gr2" draw:text-style-name="P2" draw:layer="layout" svg:width="5.835cm" svg:height="2.627cm" svg:x="1.868cm" svg:y="3.333cm" svg:viewBox="0 0 5836 2628" draw:points="5836,1307 5802,948 5725,612 5566,381 5119,225 4048,225 4045,125 3974,0 3868,0 3868,225 1008,225 190,355 37,625 0,1307 37,1987 190,2260 1008,2389 3871,2389 3868,2628 3974,2628 4037,2487 4037,2389 5119,2389 5566,2231 5725,2000 5802,1665">
          <text:p/>
        </draw:polygon>
        <draw:path draw:style-name="gr3" draw:text-style-name="P3" draw:layer="layout" svg:width="0.849cm" svg:height="1.467cm" svg:x="2.55cm" svg:y="3.908cm" svg:viewBox="0 0 850 1468" svg:d="M77 1468l-50-291-27-442 27-444 50-291 773 111-37 624 37 622zM53 293l-26 439 26 440 45 264 723-106-35-600 35-601-723-106z">
          <text:p/>
        </draw:path>
        <draw:path draw:style-name="gr3" draw:text-style-name="P3" draw:layer="layout" svg:width="0.835cm" svg:height="1.677cm" svg:x="5.27cm" svg:y="3.804cm" svg:viewBox="0 0 836 1678" svg:d="M725 1678l-725-188 45-651-45-651 725-188 82 477 29 362-29 362zM27 1469l674 174 77-449 29-360-29-357-77-448-674 175 42 630z">
          <text:p/>
        </draw:path>
        <draw:path draw:style-name="gr3" draw:text-style-name="P3" draw:layer="layout" svg:width="1.269cm" svg:height="0.263cm" svg:x="4.495cm" svg:y="5.367cm" svg:viewBox="0 0 1270 264" svg:d="M140 264l-140-264 751 50 519 207zM45 29l111 209 979-8-392-156z">
          <text:p/>
        </draw:path>
        <draw:path draw:style-name="gr3" draw:text-style-name="P3" draw:layer="layout" svg:width="1.248cm" svg:height="0.274cm" svg:x="3.217cm" svg:y="5.364cm" svg:viewBox="0 0 1249 275" svg:d="M463 275l-463-29v-76l434-170h722l93 270zM27 220l436 29 749-5-77-217h-701l-410 161v32z">
          <text:p/>
        </draw:path>
        <draw:path draw:style-name="gr3" draw:text-style-name="P3" draw:layer="layout" svg:width="1.269cm" svg:height="0.263cm" svg:x="4.495cm" svg:y="3.651cm" svg:viewBox="0 0 1270 264" svg:d="M0 264l140-264 1130 8-521 209zM156 26l-111 209 696-45 391-156z">
          <text:p/>
        </draw:path>
        <draw:path draw:style-name="gr3" draw:text-style-name="P3" draw:layer="layout" svg:width="1.247cm" svg:height="0.272cm" svg:x="3.215cm" svg:y="3.648cm" svg:viewBox="0 0 1248 273" svg:d="M1156 273h-728l-428-167v-77l463-29 785 6zM436 246h701l77-217-749-5-436 29v35z">
          <text:p/>
        </draw:path>
        <draw:path draw:style-name="gr3" draw:text-style-name="P3" draw:layer="layout" svg:width="0.306cm" svg:height="0.433cm" svg:x="7.273cm" svg:y="5.118cm" svg:viewBox="0 0 307 434" svg:d="M0 434l177-426 130-8-61 273-98 124zM196 35l-151 362 87-21 90-114 51-230h-77z">
          <text:p/>
        </draw:path>
        <draw:path draw:style-name="gr3" draw:text-style-name="P3" draw:layer="layout" svg:width="0.306cm" svg:height="0.433cm" svg:x="7.27cm" svg:y="3.725cm" svg:viewBox="0 0 307 434" svg:d="M307 434l-129-8-178-426 149 37 100 127zM199 402l77 5-51-230-90-114-87-21z">
          <text:p/>
        </draw:path>
        <draw:polygon draw:style-name="gr3" draw:text-style-name="P3" draw:layer="layout" svg:width="0.06cm" svg:height="0.636cm" svg:x="7.688cm" svg:y="4.323cm" svg:viewBox="0 0 61 637" draw:points="0,0 61,0 61,637 0,637">
          <text:p/>
        </draw:polygon>
        <draw:polygon draw:style-name="gr3" draw:text-style-name="P3" draw:layer="layout" svg:width="0.221cm" svg:height="0.372cm" svg:x="5.712cm" svg:y="3.302cm" svg:viewBox="0 0 222 373" draw:points="164,373 169,293 169,158 111,47 53,47 53,359 0,359 0,0 146,0 222,148 222,309">
          <text:p/>
        </draw:polygon>
        <draw:polygon draw:style-name="gr3" draw:text-style-name="P3" draw:layer="layout" svg:width="0.221cm" svg:height="0.374cm" svg:x="5.712cm" svg:y="5.608cm" svg:viewBox="0 0 222 375" draw:points="146,375 0,375 0,13 53,13 53,328 111,328 169,214 169,79 164,0 222,63 222,225">
          <text:p/>
        </draw:polygon>
        <draw:polygon draw:style-name="gr3" draw:text-style-name="P3" draw:layer="layout" svg:width="3.901cm" svg:height="2.213cm" svg:x="1.844cm" svg:y="3.535cm" svg:viewBox="0 0 3902 2214" draw:points="3902,2161 1037,2161 233,2034 87,1780 53,1105 87,433 233,179 1037,52 3902,52 3902,0 1035,0 198,129 37,418 0,1105 0,1105 37,1796 198,2084 1029,2214 3902,2214">
          <text:p/>
        </draw:polygon>
        <draw:polygon draw:style-name="gr3" draw:text-style-name="P3" draw:layer="layout" svg:width="1.835cm" svg:height="2.213cm" svg:x="5.895cm" svg:y="3.535cm" svg:viewBox="0 0 1836 2214" draw:points="1801,746 1725,402 1558,158 1100,0 0,0 0,52 1090,52 1526,203 1674,423 1751,751 1783,1105 1751,1460 1674,1791 1526,2010 1090,2161 0,2161 0,2214 1100,2214 1558,2052 1725,1812 1801,1470 1836,1105">
          <text:p/>
        </draw:polygon>
        <draw:polygon draw:style-name="gr4" draw:text-style-name="P4" draw:layer="layout" svg:width="10.526cm" svg:height="5.966cm" svg:x="7.776cm" svg:y="1.659cm" svg:viewBox="0 0 10527 5967" draw:points="0,0 2616,722 5222,1465 10440,2958 10527,2984 10440,3010 5222,4503 2616,5245 0,5967 2600,5195 5209,4450 10424,2958 10424,3010 5209,1518 2600,772">
          <text:p/>
        </draw:polygon>
        <draw:polygon draw:style-name="gr4" draw:text-style-name="P4" draw:layer="layout" svg:width="0.02cm" svg:height="0.263cm" svg:x="7.765cm" svg:y="1.659cm" svg:viewBox="0 0 21 264" draw:points="11,0 21,264 0,264">
          <text:p/>
        </draw:polygon>
        <draw:polygon draw:style-name="gr4" draw:text-style-name="P4" draw:layer="layout" svg:width="0.047cm" svg:height="0.263cm" svg:x="7.752cm" svg:y="2.056cm" svg:viewBox="0 0 48 264" draw:points="40,0 48,264 0,264 8,0">
          <text:p/>
        </draw:polygon>
        <draw:polygon draw:style-name="gr4" draw:text-style-name="P4" draw:layer="layout" svg:width="0.052cm" svg:height="0.264cm" svg:x="7.749cm" svg:y="2.452cm" svg:viewBox="0 0 53 265" draw:points="53,0 53,265 0,265 0,0">
          <text:p/>
        </draw:polygon>
        <draw:polygon draw:style-name="gr4" draw:text-style-name="P4" draw:layer="layout" svg:width="0.052cm" svg:height="0.264cm" svg:x="7.749cm" svg:y="2.849cm" svg:viewBox="0 0 53 265" draw:points="0,0 53,0 53,265 0,265">
          <text:p/>
        </draw:polygon>
        <draw:polygon draw:style-name="gr4" draw:text-style-name="P4" draw:layer="layout" svg:width="0.052cm" svg:height="0.264cm" svg:x="7.749cm" svg:y="3.246cm" svg:viewBox="0 0 53 265" draw:points="0,0 53,0 53,265 0,265">
          <text:p/>
        </draw:polygon>
        <draw:polygon draw:style-name="gr4" draw:text-style-name="P4" draw:layer="layout" svg:width="0.052cm" svg:height="0.264cm" svg:x="7.749cm" svg:y="3.643cm" svg:viewBox="0 0 53 265" draw:points="0,0 53,0 53,265 0,265">
          <text:p/>
        </draw:polygon>
        <draw:polygon draw:style-name="gr4" draw:text-style-name="P4" draw:layer="layout" svg:width="0.052cm" svg:height="0.263cm" svg:x="7.749cm" svg:y="4.04cm" svg:viewBox="0 0 53 264" draw:points="0,0 53,0 53,264 0,264">
          <text:p/>
        </draw:polygon>
        <draw:polygon draw:style-name="gr4" draw:text-style-name="P4" draw:layer="layout" svg:width="0.052cm" svg:height="0.263cm" svg:x="7.749cm" svg:y="4.437cm" svg:viewBox="0 0 53 264" draw:points="0,0 53,0 53,264 0,264">
          <text:p/>
        </draw:polygon>
        <draw:polygon draw:style-name="gr4" draw:text-style-name="P4" draw:layer="layout" svg:width="0.052cm" svg:height="0.264cm" svg:x="7.749cm" svg:y="4.832cm" svg:viewBox="0 0 53 265" draw:points="0,0 53,0 53,265 0,265">
          <text:p/>
        </draw:polygon>
        <draw:polygon draw:style-name="gr4" draw:text-style-name="P4" draw:layer="layout" svg:width="0.052cm" svg:height="0.264cm" svg:x="7.749cm" svg:y="5.229cm" svg:viewBox="0 0 53 265" draw:points="0,0 53,0 53,265 0,265">
          <text:p/>
        </draw:polygon>
        <draw:polygon draw:style-name="gr4" draw:text-style-name="P4" draw:layer="layout" svg:width="0.052cm" svg:height="0.264cm" svg:x="7.749cm" svg:y="5.626cm" svg:viewBox="0 0 53 265" draw:points="0,0 53,0 53,265 0,265">
          <text:p/>
        </draw:polygon>
        <draw:polygon draw:style-name="gr4" draw:text-style-name="P4" draw:layer="layout" svg:width="0.052cm" svg:height="0.264cm" svg:x="7.749cm" svg:y="6.023cm" svg:viewBox="0 0 53 265" draw:points="0,0 53,0 53,265 0,265">
          <text:p/>
        </draw:polygon>
        <draw:polygon draw:style-name="gr4" draw:text-style-name="P4" draw:layer="layout" svg:width="0.052cm" svg:height="0.263cm" svg:x="7.749cm" svg:y="6.42cm" svg:viewBox="0 0 53 264" draw:points="0,0 53,0 53,264 0,264">
          <text:p/>
        </draw:polygon>
        <draw:path draw:style-name="gr4" draw:text-style-name="P4" draw:layer="layout" svg:width="0.054cm" svg:height="0.263cm" svg:x="7.747cm" svg:y="6.817cm" svg:viewBox="0 0 55 264" svg:d="M55 0c0 45-2 87-2 132l-6 132h-39l-6-132c-2-45-2-87-2-132z">
          <text:p/>
        </draw:path>
        <draw:polygon draw:style-name="gr4" draw:text-style-name="P4" draw:layer="layout" svg:width="0.031cm" svg:height="0.263cm" svg:x="7.76cm" svg:y="7.214cm" svg:viewBox="0 0 32 264" draw:points="32,0 21,264 10,264 0,0">
          <text:p/>
        </draw:polygon>
        <draw:path draw:style-name="gr4" draw:text-style-name="P4" draw:layer="layout" svg:width="0.28cm" svg:height="0.279cm" svg:x="7.635cm" svg:y="1.519cm" svg:viewBox="0 0 281 280" svg:d="M281 140c0 24-7 49-19 70s-30 38-51 51c-22 12-46 19-70 19-25 0-48-7-70-19-22-13-39-30-52-51s-19-46-19-70c0-25 7-49 19-70 13-22 30-40 52-52 21-13 45-18 70-18 24 0 48 5 70 18 21 13 39 30 51 52 12 21 19 45 19 70z">
          <text:p/>
        </draw:path>
        <draw:path draw:style-name="gr4" draw:text-style-name="P4" draw:layer="layout" svg:width="0.28cm" svg:height="0.279cm" svg:x="7.635cm" svg:y="7.486cm" svg:viewBox="0 0 281 280" svg:d="M281 140c0 25-7 48-19 70-12 21-30 39-51 52-22 12-46 18-70 18-25 0-49-6-70-18-22-13-40-31-52-52-13-22-19-45-19-70 0-24 7-49 19-70 13-21 30-38 52-51s45-19 70-19c24 0 48 6 70 19 21 12 39 30 51 51s19 46 19 70z">
          <text:p/>
        </draw:path>
        <draw:path draw:style-name="gr5" draw:text-style-name="P5" draw:layer="layout" svg:width="0.28cm" svg:height="0.28cm" svg:x="18.066cm" svg:y="4.508cm" svg:viewBox="0 0 281 281" svg:d="M281 140c0 25-7 48-19 70-12 21-30 39-51 52-22 12-46 19-70 19-25 0-49-7-70-19-22-13-40-31-52-52-13-22-19-45-19-70 0-24 7-49 19-70 13-21 30-39 52-51 21-12 45-19 70-19 24 0 48 7 70 19 21 12 39 30 51 51s19 46 19 70z">
          <text:p/>
        </draw:path>
        <draw:path draw:style-name="gr2" draw:text-style-name="P2" draw:layer="layout" svg:width="0.782cm" svg:height="0.782cm" svg:x="18.879cm" svg:y="7.396cm" svg:viewBox="0 0 783 783" svg:d="M701 783h-619c-45 0-82-37-82-82v-619c0-45 37-82 82-82h619c45 0 82 37 82 82v619c0 45-37 82-82 82z">
          <text:p/>
        </draw:path>
        <draw:path draw:style-name="gr6" draw:text-style-name="P6" draw:layer="layout" svg:width="0.782cm" svg:height="0.782cm" svg:x="18.879cm" svg:y="7.396cm" svg:viewBox="0 0 783 783" svg:d="M701 783h-619c-45 0-82-37-82-82v-619c0-45 37-82 82-82h619c45 0 82 37 82 82v619c0 45-37 82-82 82z">
          <text:p/>
        </draw:path>
        <draw:path draw:style-name="gr7" draw:text-style-name="P2" draw:layer="layout" svg:width="0.269cm" svg:height="3.891cm" svg:x="19.135cm" svg:y="4.008cm" svg:viewBox="0 0 270 3892" svg:d="M270 3783v-3749c0 0-16-34-135-34s-135 34-135 34v3749c0 0 0 109 135 109s135-109 135-109z">
          <text:p/>
        </draw:path>
        <draw:path draw:style-name="gr6" draw:text-style-name="P6" draw:layer="layout" svg:width="0.269cm" svg:height="3.891cm" svg:x="19.135cm" svg:y="4.008cm" svg:viewBox="0 0 270 3892" svg:d="M270 3783v-3749c0 0-16-34-135-34s-135 34-135 34v3749c0 0 0 109 135 109s135-109 135-109z">
          <text:p/>
        </draw:path>
        <draw:polygon draw:style-name="gr7" draw:text-style-name="P2" draw:layer="layout" svg:width="1.372cm" svg:height="0.407cm" svg:x="18.207cm" svg:y="4.439cm" svg:viewBox="0 0 1373 408" draw:points="0,238 16,302 47,342 82,352 148,352 150,384 185,405 1373,408 1373,3 193,0 166,11 150,64 71,69 21,98 0,164">
          <text:p/>
        </draw:polygon>
        <draw:path draw:style-name="gr8" draw:text-style-name="P6" draw:layer="layout" svg:width="1.218cm" svg:height="0.404cm" svg:x="18.363cm" svg:y="4.442cm" svg:viewBox="0 0 1219 405" svg:d="M1219 405h-1180c-21 0-39-19-39-40v-325c0-22 18-40 39-40h1180z">
          <text:p/>
        </draw:path>
        <draw:path draw:style-name="gr9" draw:text-style-name="P1" draw:layer="layout" svg:width="0.153cm" svg:height="0.285cm" svg:x="18.209cm" svg:y="4.491cm" svg:viewBox="0 0 154 286" svg:d="M154 286h-72c0 0-82 11-82-143 0-153 82-143 82-143h7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19cm" fo:page-height="9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2-16T15:04:23.074000000</dc:date>
    <dc:creator>Cezary Dołęga</dc:creator>
    <meta:editing-duration>PT34S</meta:editing-duration>
    <meta:editing-cycles>1</meta:editing-cycles>
    <meta:document-statistic meta:object-count="42"/>
    <meta:generator>LibreOffice/24.8.4.2$Windows_X86_64 LibreOffice_project/bb3cfa12c7b1bf994ecc5649a80400d06cd71002</meta:generator>
  </office:meta>
</office:document-meta>
</file>